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559cm"/>
    </style:style>
    <style:style style:name="co2" style:family="table-column">
      <style:table-column-properties fo:break-before="auto" style:column-width="2.716cm"/>
    </style:style>
    <style:style style:name="co3" style:family="table-column">
      <style:table-column-properties fo:break-before="auto" style:column-width="2.081cm"/>
    </style:style>
    <style:style style:name="ro1" style:family="table-row">
      <style:table-row-properties style:row-height="0.512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 style:data-style-name="N129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61" table:default-cell-style-name="Default"/>
        <table:table-row table:style-name="ro1">
          <table:table-cell office:value-type="string" calcext:value-type="string">
            <text:p>rotx</text:p>
          </table:table-cell>
          <table:table-cell office:value-type="float" office:value="90" calcext:value-type="float">
            <text:p>90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from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table:number-columns-repeated="6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0497" calcext:value-type="float">
            <text:p>-0.0497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to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table:number-columns-repeated="6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85091" calcext:value-type="float">
            <text:p>0.085091</text:p>
          </table:table-cell>
          <table:table-cell office:value-type="float" office:value="-0.057002" calcext:value-type="float">
            <text:p>-0.057002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dx</text:p>
          </table:table-cell>
          <table:table-cell office:value-type="string" calcext:value-type="string">
            <text:p>dy</text:p>
          </table:table-cell>
          <table:table-cell office:value-type="string" calcext:value-type="string">
            <text:p>dz</text:p>
          </table:table-cell>
          <table:table-cell table:number-columns-repeated="61"/>
        </table:table-row>
        <table:table-row table:style-name="ro1">
          <table:table-cell table:style-name="ce1" table:formula="of:=[.A8]-[.A4]" office:value-type="float" office:value="0" calcext:value-type="float">
            <text:p>0.00000000</text:p>
          </table:table-cell>
          <table:table-cell table:style-name="ce1" table:formula="of:=[.B8]-[.B4]" office:value-type="float" office:value="0.134791" calcext:value-type="float">
            <text:p>0.13479100</text:p>
          </table:table-cell>
          <table:table-cell table:style-name="ce1" table:formula="of:=[.C8]-[.C4]" office:value-type="float" office:value="-0.057002" calcext:value-type="float">
            <text:p>-0.05700200</text:p>
          </table:table-cell>
          <table:table-cell table:number-columns-repeated="61"/>
        </table:table-row>
        <table:table-row table:style-name="ro1" table:number-rows-repeated="1048564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6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1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1P2" style:volatile="true">
      <loext:text> </loext:text>
      <loext:fill-character> </loext:fill-character>
      <number:text>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2P1" style:volatile="true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2P2" style:volatile="true">
      <loext:text> £</loext:text>
      <loext:fill-character> </loext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3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4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4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 number:decimal-places="1"/>
    </number:time-style>
    <number:number-style style:name="N128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9">
      <number:number number:decimal-places="8" loext:min-decimal-places="8" number:min-integer-digits="1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3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hao li</meta:initial-creator>
    <dc:creator>hao li</dc:creator>
    <meta:creation-date>2015-06-05T18:17:20</meta:creation-date>
    <dc:date>2021-08-31T13:24:59</dc:date>
    <meta:generator>LibreOffice/6.4.7.2$Linux_X86_64 LibreOffice_project/40$Build-2</meta:generator>
    <meta:document-statistic meta:table-count="1" meta:cell-count="22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